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df9f1" officeooo:paragraph-rsid="000df9f1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0df9f1" officeooo:paragraph-rsid="000df9f1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0ee417" officeooo:paragraph-rsid="000ee417" style:font-style-asian="normal" style:font-weight-asian="normal" style:font-style-complex="normal" style:font-weight-complex="normal"/>
    </style:style>
    <style:style style:name="T1" style:family="text">
      <style:text-properties officeooo:rsid="000ee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4:</text:p>
      <text:p text:style-name="P2"><text:s/>&amp; after command <text:s/>in terminal is used for running current command is runs on background.</text:p>
      <text:p text:style-name="P2"/>
      <text:p text:style-name="P2">Command runs back ground as process by using fork() system</text:p>
      <text:p text:style-name="P2">new process created using fork()</text:p>
      <text:p text:style-name="P2">it separate process</text:p>
      <text:p text:style-name="P2">we can see new process by type jobs <text:span text:style-name="T1">it gives pid of new process thats run on background</text:span></text:p>
      <text:p text:style-name="P2"/>
      <text:p text:style-name="P3"><text:span text:style-name="T1">t</text:span>he pid value of new process is stored on $!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6:56:49.515451107</meta:creation-date>
    <dc:date>2014-09-07T17:15:43.713798122</dc:date>
    <meta:editing-duration>PT3M23S</meta:editing-duration>
    <meta:editing-cycles>1</meta:editing-cycles>
    <meta:document-statistic meta:table-count="0" meta:image-count="0" meta:object-count="0" meta:page-count="1" meta:paragraph-count="7" meta:word-count="64" meta:character-count="348" meta:non-whitespace-character-count="289"/>
    <meta:generator>LibreOffice/4.1.2.3$Linux_X86_64 LibreOffice_project/410m0$Build-3</meta:generator>
  </office:meta>
</office:document-meta>
</file>